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Neue" svg:font-family="'Helvetica Neue', Arial, Helvetica, Genev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style:line-height-at-least="0.2291in" fo:orphans="2" fo:widows="2"/>
    </style:style>
    <style:style style:name="P2" style:family="paragraph" style:parent-style-name="Text_20_body">
      <style:paragraph-properties fo:margin-top="0in" fo:margin-bottom="0in"/>
    </style:style>
    <style:style style:name="P3" style:family="paragraph" style:parent-style-name="Text_20_body" style:list-style-name="">
      <style:paragraph-properties fo:margin-top="0in" fo:margin-bottom="0in" style:line-height-at-least="0.2291in" fo:orphans="2" fo:widows="2" fo:padding="0in" fo:border="none"/>
      <style:text-properties fo:font-variant="normal" fo:text-transform="none" fo:color="#000000" style:font-name="Helvetica Neue" fo:font-size="9pt" fo:letter-spacing="normal" fo:font-style="normal" fo:font-weight="normal" fo:background-color="#e8efd5"/>
    </style:style>
    <style:style style:name="P4" style:family="paragraph" style:parent-style-name="Text_20_body" style:list-style-name="">
      <style:paragraph-properties fo:margin-top="0in" fo:margin-bottom="0in" style:line-height-at-least="0.2291in" fo:orphans="2" fo:widows="2" fo:padding="0in" fo:border="none"/>
      <style:text-properties fo:font-variant="normal" fo:text-transform="none" fo:color="#000000" style:font-name="Helvetica Neue" fo:font-size="9pt" fo:letter-spacing="normal" fo:font-style="normal" fo:font-weight="normal" fo:background-color="#ffffff"/>
    </style:style>
    <style:style style:name="P5" style:family="paragraph" style:parent-style-name="Text_20_body">
      <style:paragraph-properties fo:margin-top="0in" fo:margin-bottom="0in" style:line-height-at-least="0.2291in" fo:orphans="2" fo:widows="2" fo:padding="0in" fo:border="none"/>
    </style:style>
    <style:style style:name="P6" style:family="paragraph" style:parent-style-name="Text_20_body" style:list-style-name="">
      <style:paragraph-properties fo:margin-top="0in" fo:margin-bottom="0in" style:line-height-at-least="0.2291in" fo:orphans="2" fo:widows="2" fo:padding="0in" fo:border="none"/>
    </style:style>
    <style:style style:name="P7" style:family="paragraph" style:parent-style-name="Text_20_body">
      <style:paragraph-properties fo:margin-left="0in" fo:margin-right="0in" fo:margin-top="0.1043in" fo:margin-bottom="0.1043in" style:line-height-at-least="0.2291in" fo:text-align="center" style:justify-single-word="false" fo:orphans="2" fo:widows="2" fo:text-indent="0in" style:auto-text-indent="false" fo:padding="0in" fo:border="none"/>
    </style:style>
    <style:style style:name="P8" style:family="paragraph" style:parent-style-name="Text_20_body" style:list-style-name="">
      <style:paragraph-properties fo:margin-left="0in" fo:margin-right="0in" fo:margin-top="0.1043in" fo:margin-bottom="0.1043in" style:line-height-at-least="0.2291in" fo:text-align="center" style:justify-single-word="false" fo:orphans="2" fo:widows="2" fo:text-indent="0in" style:auto-text-indent="false" fo:padding="0in" fo:border="none"/>
    </style:style>
    <style:style style:name="P9" style:family="paragraph" style:parent-style-name="Text_20_body" style:list-style-name="">
      <style:paragraph-properties style:line-height-at-least="0.2291in" fo:orphans="2" fo:widows="2" fo:padding="0in" fo:border="none"/>
    </style:style>
    <style:style style:name="P10" style:family="paragraph" style:parent-style-name="Text_20_body">
      <style:paragraph-properties style:line-height-at-least="0.2291in" fo:orphans="2" fo:widows="2" fo:padding="0in" fo:border="none"/>
      <style:text-properties fo:font-variant="normal" fo:text-transform="none" fo:color="#000000" style:font-name="Helvetica Neue" fo:font-size="9pt" fo:letter-spacing="normal" fo:font-style="normal" fo:font-weight="normal" fo:background-color="#ffffff"/>
    </style:style>
    <style:style style:name="P11" style:family="paragraph" style:parent-style-name="Text_20_body" style:list-style-name="">
      <style:paragraph-properties style:line-height-at-least="0.2291in" fo:orphans="2" fo:widows="2" fo:padding="0in" fo:border="none"/>
      <style:text-properties fo:font-variant="normal" fo:text-transform="none" fo:color="#000000" style:font-name="Helvetica Neue" fo:font-size="9pt" fo:letter-spacing="normal" fo:font-style="normal" fo:font-weight="normal" fo:background-color="#ffffff"/>
    </style:style>
    <style:style style:name="P12" style:family="paragraph" style:parent-style-name="Text_20_body" style:list-style-name="">
      <style:paragraph-properties style:line-height-at-least="0.2291in" fo:orphans="2" fo:widows="2" fo:padding="0in" fo:border="none"/>
      <style:text-properties fo:font-variant="normal" fo:text-transform="none" fo:color="#000000" style:font-name="Helvetica Neue" fo:font-size="9pt" fo:letter-spacing="normal" fo:font-style="normal" fo:font-weight="normal" fo:background-color="#e8efd5"/>
    </style:style>
    <style:style style:name="P13" style:family="paragraph" style:parent-style-name="Heading_20_3">
      <style:paragraph-properties fo:margin-left="0in" fo:margin-right="0in" fo:margin-top="0.2083in" fo:margin-bottom="0.1043in" style:line-height-at-least="0.2291in" fo:orphans="2" fo:widows="2" fo:text-indent="0in" style:auto-text-indent="false"/>
      <style:text-properties fo:font-variant="normal" fo:text-transform="none" fo:color="#33383e" style:font-name="Helvetica Neue" fo:font-size="12pt" fo:letter-spacing="normal" fo:font-style="normal" fo:font-weight="normal"/>
    </style:style>
    <style:style style:name="P14" style:family="paragraph" style:parent-style-name="Heading_20_3">
      <style:paragraph-properties fo:margin-top="0in" fo:margin-bottom="0in"/>
      <style:text-properties fo:font-variant="normal" fo:text-transform="none" fo:color="#33383e" style:font-name="Helvetica Neue" fo:font-size="12pt" fo:letter-spacing="normal" fo:font-style="normal" fo:font-weight="normal"/>
    </style:style>
    <style:style style:name="P15" style:family="paragraph" style:parent-style-name="Heading_20_2">
      <style:text-properties fo:font-variant="normal" fo:text-transform="none" fo:color="#000000" style:font-name="Helvetica Neue" fo:font-size="16.5pt" fo:letter-spacing="normal" fo:font-style="normal" fo:font-weight="normal"/>
    </style:style>
    <style:style style:name="P16" style:family="paragraph" style:parent-style-name="Heading_20_2">
      <style:paragraph-properties fo:margin-left="0in" fo:margin-right="0in" fo:margin-top="0in" fo:margin-bottom="0.2083in" style:line-height-at-least="0.2291in" fo:orphans="2" fo:widows="2" fo:text-indent="0in" style:auto-text-indent="false"/>
      <style:text-properties fo:font-variant="normal" fo:text-transform="none" fo:color="#000000" style:font-name="Helvetica Neue" fo:font-size="16.5pt" fo:letter-spacing="normal" fo:font-style="normal" fo:font-weight="normal"/>
    </style:style>
    <style:style style:name="P17" style:family="paragraph" style:parent-style-name="Heading_20_2" style:list-style-name="">
      <style:paragraph-properties fo:margin-top="0in" fo:margin-bottom="0in" style:line-height-at-least="0.2291in" fo:orphans="2" fo:widows="2" fo:padding="0in" fo:border="none"/>
    </style:style>
    <style:style style:name="P18" style:family="paragraph" style:parent-style-name="Heading_20_4">
      <style:text-properties fo:font-variant="normal" fo:text-transform="none" fo:color="#000000" style:font-name="Helvetica Neue" fo:font-size="10.5pt" fo:letter-spacing="normal" fo:font-style="normal" fo:font-weight="normal" fo:background-color="#ffffff"/>
    </style:style>
    <style:style style:name="P19" style:family="paragraph" style:parent-style-name="Heading_20_4">
      <style:text-properties fo:font-variant="normal" fo:text-transform="none" fo:color="#000000" style:font-name="Helvetica Neue" fo:font-size="10.5pt" fo:letter-spacing="normal" fo:font-style="normal" fo:font-weight="normal" fo:background-color="#e8efd5"/>
    </style:style>
    <style:style style:name="P20" style:family="paragraph" style:parent-style-name="Heading_20_4">
      <style:paragraph-properties fo:margin-left="0in" fo:margin-right="0in" fo:margin-top="0in" fo:margin-bottom="0in" style:line-height-at-least="0.2291in" fo:orphans="2" fo:widows="2" fo:text-indent="0in" style:auto-text-indent="false" fo:padding="0in" fo:border="none"/>
      <style:text-properties fo:font-variant="normal" fo:text-transform="none" fo:color="#000000" style:font-name="Helvetica Neue" fo:font-size="10.5pt" fo:letter-spacing="normal" fo:font-style="normal" fo:font-weight="normal" fo:background-color="#e8efd5"/>
    </style:style>
    <style:style style:name="P21" style:family="paragraph" style:parent-style-name="Heading_20_4">
      <style:paragraph-properties fo:margin-left="0in" fo:margin-right="0in" fo:margin-top="0in" fo:margin-bottom="0in" style:line-height-at-least="0.2291in" fo:orphans="2" fo:widows="2" fo:text-indent="0in" style:auto-text-indent="false" fo:padding="0in" fo:border="none"/>
      <style:text-properties fo:font-variant="normal" fo:text-transform="none" fo:color="#000000" style:font-name="Helvetica Neue" fo:font-size="10.5pt" fo:letter-spacing="normal" fo:font-style="normal" fo:font-weight="normal" fo:background-color="#ffffff"/>
    </style:style>
    <style:style style:name="T1" style:family="text">
      <style:text-properties fo:font-variant="normal" fo:text-transform="none" fo:color="#1e58a4" style:text-line-through-style="none" style:font-name="Helvetica Neue" fo:font-size="9pt" fo:letter-spacing="normal" fo:font-style="normal" style:text-underline-style="none" fo:font-weight="bold" style:text-blinking="false" fo:background-color="#e8efd5"/>
    </style:style>
    <style:style style:name="T2" style:family="text">
      <style:text-properties fo:font-variant="normal" fo:text-transform="none" fo:color="#1e58a4" style:text-line-through-style="none" style:font-name="Helvetica Neue" fo:font-size="9pt" fo:letter-spacing="normal" fo:font-style="normal" style:text-underline-style="none" fo:font-weight="bold" style:text-blinking="false" fo:background-color="#ffffff"/>
    </style:style>
    <style:style style:name="T3" style:family="text">
      <style:text-properties fo:font-variant="normal" fo:text-transform="none" fo:color="#1e58a4" style:text-line-through-style="none" fo:letter-spacing="normal" style:text-underline-style="none" style:text-blinking="false" fo:background-color="#e8efd5"/>
    </style:style>
    <style:style style:name="T4" style:family="text">
      <style:text-properties fo:font-variant="normal" fo:text-transform="none" fo:color="#1e58a4" style:text-line-through-style="none" fo:letter-spacing="normal" style:text-underline-style="none" style:text-blinking="false" fo:background-color="#ffffff"/>
    </style:style>
    <style:style style:name="T5" style:family="text">
      <style:text-properties fo:font-variant="normal" fo:text-transform="none" fo:color="#000000" style:font-name="Helvetica Neue" fo:font-size="9pt" fo:letter-spacing="normal" fo:font-style="normal" fo:font-weight="normal" fo:background-color="#e8efd5"/>
    </style:style>
    <style:style style:name="T6" style:family="text">
      <style:text-properties fo:font-variant="normal" fo:text-transform="none" fo:color="#000000" style:font-name="Helvetica Neue" fo:font-size="9pt" fo:letter-spacing="normal" fo:font-style="normal" fo:font-weight="normal" fo:background-color="#ffffff"/>
    </style:style>
    <style:style style:name="T7" style:family="text">
      <style:text-properties fo:font-variant="normal" fo:text-transform="none" fo:color="#000000" style:font-name="Helvetica Neue" fo:font-size="16.5pt" fo:letter-spacing="normal" fo:font-style="normal" fo:font-weight="normal"/>
    </style:style>
    <style:style style:name="T8" style:family="text">
      <style:text-properties fo:font-variant="normal" fo:text-transform="none" fo:color="#000000" style:text-line-through-style="none" style:font-name="Helvetica Neue" fo:font-size="16.5pt" fo:letter-spacing="normal" fo:font-style="normal" style:text-underline-style="none" fo:font-weight="normal" style:text-blinking="false" fo:background-color="#ffffff"/>
    </style:style>
    <style:style style:name="T9" style:family="text">
      <style:text-properties fo:color="#ff0000" fo:font-size="7.5pt"/>
    </style:style>
    <style:style style:name="fr1" style:family="graphic" style:parent-style-name="Graphics">
      <style:graphic-properties fo:margin-left="0in" fo:margin-right="0.052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General</text:h>
      <text:h text:style-name="P13" text:outline-level="3">Mobile, social, and viral</text:h>
      <text:p text:style-name="P8"><text:bookmark text:name="fancy1"/><text:span text:style-name="T3"><draw:a xlink:type="simple" xlink:href="/img/webjobs/ss_iphone.png" office:name="fancy1"><draw:frame draw:style-name="fr1" draw:name="graphics1" text:anchor-type="as-char" svg:width="0.361in" svg:height="0.361in" draw:z-index="0"><draw:image xlink:href="/img/webjobs/image.png" xlink:type="simple" xlink:show="embed" xlink:actuate="onLoad"/></draw:frame></draw:a></text:span><text:a xlink:type="simple" xlink:href="/img/webjobs/ss_iphone.png" office:name="fancy1"><text:span text:style-name="T1">Screenshot</text:span></text:a></text:p>
      <text:h text:style-name="P20" text:outline-level="4">iPhone interface</text:h>
      <text:p text:style-name="P9"><text:span text:style-name="T5">webJobs automatically detects when an iPhone user is on the site and changes the resolution accordingly. We've even built in the iPhone transition effects when you're moving from page to page so it looks like a native iPhone app. </text:span><text:a xlink:type="simple" xlink:href="http://webscribble.com/blog/264/iphone-job-board/"><text:span text:style-name="T1">More info »</text:span></text:a></text:p>
      <text:h text:style-name="P21" text:outline-level="4">Twitter support</text:h>
      <text:p text:style-name="P9"><text:span text:style-name="T6">Every time a new job is posted your Twitter account will be updated with the job title and a link to a job. Go viral and promote your job board! </text:span><text:a xlink:type="simple" xlink:href="http://webscribble.com/blog/200/webjobs-3-0-twitter-your-jobs/"><text:span text:style-name="T2">More info »</text:span></text:a></text:p>
      <text:h text:style-name="P20" text:outline-level="4">XML feeds syndication to Indeed, SimplyHired, Google Base, and Ooodle <text:span text:style-name="T9">NEW!</text:span></text:h>
      <text:p text:style-name="P6"><text:span text:style-name="T5">Getting your jobs into their database is great for your site and your employers. It's great for you because you'll get more site hits from job seekers who use one of these web sites. </text:span><text:a xlink:type="simple" xlink:href="http://webscribble.com/blog/99/webjobs-30-get-your-jobs-syndicated-t-simply-hired-indeed-google-base-and-oodle/"><text:span text:style-name="T1">More info »</text:span></text:a></text:p>
      <text:p text:style-name="P7"><text:bookmark text:name="fancy18"/><text:span text:style-name="T4"><draw:a xlink:type="simple" xlink:href="/img/webjobs/ss_bookmarking.png" office:name="fancy18"><draw:frame draw:style-name="fr1" draw:name="graphics2" text:anchor-type="as-char" svg:width="0.361in" svg:height="0.361in" draw:z-index="1"><draw:image xlink:href="/img/webjobs/image.png" xlink:type="simple" xlink:show="embed" xlink:actuate="onLoad"/></draw:frame></draw:a></text:span><text:a xlink:type="simple" xlink:href="/img/webjobs/ss_bookmarking.png" office:name="fancy18"><text:span text:style-name="T2">Screenshot</text:span></text:a></text:p>
      <text:h text:style-name="P21" text:outline-level="4">Social bookmarking <text:span text:style-name="T9">NEW!</text:span></text:h>
      <text:p text:style-name="P9"><text:span text:style-name="T6">Easily allow your members to create social bookmarks to over 40 popular bookmarking services. These include Twitter and Facebook, so when a member bookmarks your site, it shows up in their friends' feeds. A great traffic builder, and great for improving your site's rankings in search engines. </text:span><text:a xlink:type="simple" xlink:href="http://www.webscribble.com/blog/301/social-bookmarking-jobs/"><text:span text:style-name="T2">More info »</text:span></text:a></text:p>
      <text:h text:style-name="P20" text:outline-level="4">Multilanguage support</text:h>
      <text:p text:style-name="P6"><text:span text:style-name="T5">Run your site in multiple languages to target an international audience. Our job board software currently supports English and Portuguese. Need to translate it to a different language? It's a breeze with our simple language files. We'll even give you a free copy of our </text:span><text:a xlink:type="simple" xlink:href="http://www.webscribble.com/blog/364/free-job-board-software/"><text:span text:style-name="T1">job board software</text:span></text:a><text:span text:style-name="T5"> if you share your translations with us!</text:span></text:p>
      <text:p text:style-name="P1"/>
      <text:h text:style-name="P16" text:outline-level="2">Search</text:h>
      <text:h text:style-name="P13" text:outline-level="3">Powerful search engine</text:h>
      <text:p text:style-name="P8"><text:bookmark text:name="fancy2"/><text:span text:style-name="T3"><draw:a xlink:type="simple" xlink:href="/img/webjobs/ss_quick_search.gif" office:name="fancy2"><draw:frame draw:style-name="fr1" draw:name="graphics3" text:anchor-type="as-char" svg:width="0.361in" svg:height="0.361in" draw:z-index="2"><draw:image xlink:href="/img/webjobs/image.png" xlink:type="simple" xlink:show="embed" xlink:actuate="onLoad"/></draw:frame></draw:a></text:span><text:a xlink:type="simple" xlink:href="/img/webjobs/ss_quick_search.gif" office:name="fancy2"><text:span text:style-name="T1">Screenshot</text:span></text:a></text:p>
      <text:h text:style-name="P20" text:outline-level="4"><text:soft-page-break/>Quick search</text:h>
      <text:p text:style-name="P3">As soon as a job seekers enters your job site he can do a basic search. In seconds, the visitor can get job results just by entering a keyword or location to search for.</text:p>
      <text:p text:style-name="Standard"/>
      <text:h text:style-name="P18" text:outline-level="4">Advanced search</text:h>
      <text:p text:style-name="P11">Job seekers can get even more detailed. In addition to keywords and locations, job seekers can specify the salary they desire, the type of position (part time/full time), and the experience level required.</text:p>
      <text:h text:style-name="P20" text:outline-level="4">Zip/postal code radius search</text:h>
      <text:p text:style-name="P3">With the Zip Code Locator plugin you can search for jobs within a specified mile radius of a zip you enter. We have data for the U.S., Canada, and UK postal codes.</text:p>
      <text:p text:style-name="P7"><text:bookmark text:name="fancy4"/><text:span text:style-name="T4"><draw:a xlink:type="simple" xlink:href="/img/webjobs/ss_saved_search.png" office:name="fancy4"><draw:frame draw:style-name="fr1" draw:name="graphics4" text:anchor-type="as-char" svg:width="0.361in" svg:height="0.361in" draw:z-index="3"><draw:image xlink:href="/img/webjobs/image.png" xlink:type="simple" xlink:show="embed" xlink:actuate="onLoad"/></draw:frame></draw:a></text:span><text:a xlink:type="simple" xlink:href="/img/webjobs/ss_saved_search.png" office:name="fancy4"><text:span text:style-name="T2">Screenshot</text:span></text:a></text:p>
      <text:h text:style-name="P21" text:outline-level="4">Save your search</text:h>
      <text:p text:style-name="P4">Want to save your search parameters so you can run them again later? With this feature, any registered job seeker can save searches to his account for later use.</text:p>
      <text:p text:style-name="P7"><text:bookmark text:name="fancy5"/><text:span text:style-name="T3"><draw:a xlink:type="simple" xlink:href="/img/webjobs/ss_modify_search.png" office:name="fancy5"><draw:frame draw:style-name="fr1" draw:name="graphics5" text:anchor-type="as-char" svg:width="0.361in" svg:height="0.361in" draw:z-index="4"><draw:image xlink:href="/img/webjobs/image.png" xlink:type="simple" xlink:show="embed" xlink:actuate="onLoad"/></draw:frame></draw:a></text:span><text:a xlink:type="simple" xlink:href="/img/webjobs/ss_modify_search.png" office:name="fancy5"><text:span text:style-name="T1">Screenshot</text:span></text:a></text:p>
      <text:h text:style-name="P20" text:outline-level="4">Modify searches</text:h>
      <text:p text:style-name="P3">If you want to change the search parameters after you performed a search, you don't have to enter them all over again. Just change the ones you want!</text:p>
      <text:p text:style-name="P1"/>
      <text:h text:style-name="P16" text:outline-level="2">Search Engine Optimization</text:h>
      <text:h text:style-name="P20" text:outline-level="4">Search engine friendly URL's</text:h>
      <text:p text:style-name="P9"><text:span text:style-name="T5">All publicly accessible pages are optimized for search engines so your site is more likely to get crawled. </text:span><text:a xlink:type="simple" xlink:href="http://www.webscribble.com/blog/94/seo-urls-for-your-job-board/"><text:span text:style-name="T1">More info »</text:span></text:a></text:p>
      <text:h text:style-name="P21" text:outline-level="4">Dynamic META tags <text:span text:style-name="T9">NEW!</text:span></text:h>
      <text:p text:style-name="P9"><text:span text:style-name="T6">META keyword tags can easily be added throughout the site. In addition, META descriptions are generated dynamically so that your site shows up with relevant information in the search engine search results.</text:span><text:a xlink:type="simple" xlink:href="http://www.webscribble.com/blog/379/dynamic-meta-tags-job-board-site/"><text:span text:style-name="T2">More info »</text:span></text:a></text:p>
      <text:h text:style-name="P20" text:outline-level="4">Dynamic titles <text:span text:style-name="T9">NEW!</text:span></text:h>
      <text:p text:style-name="P9"><text:span text:style-name="T5">Page titles are generated dynamically based on the page that is browsed. For job listing pages, the titles are search engine optimized to include the job title and description. For example, </text:span><text:span text:style-name="Emphasis"><text:span text:style-name="T5">PHP Programmer - Albany, NY | YourJobSiteName</text:span></text:span><text:span text:style-name="T5">. This improves your chances of being ranked higher in search engine tremendously. </text:span><text:a xlink:type="simple" xlink:href="http://www.webscribble.com/blog/347/seo-friendly-titles-job-board/"><text:span text:style-name="T1">More info »</text:span></text:a></text:p>
      <text:h text:style-name="P21" text:outline-level="4"><text:soft-page-break/>Sitemap support <text:span text:style-name="T9">NEW!</text:span></text:h>
      <text:p text:style-name="P6"><text:span text:style-name="T6">Search engine compatible sitemaps are automatically generated. These sitemaps give search engines every page that exists on your site, ensuring all of your pages are index and included in search engine results. </text:span><text:a xlink:type="simple" xlink:href="http://www.webscribble.com/blog/350/sitemap-support-for-your-job-board/"><text:span text:style-name="T2">More info »</text:span></text:a></text:p>
      <text:p text:style-name="P6"><text:a xlink:type="simple" xlink:href="http://www.webscribble.com/blog/350/sitemap-support-for-your-job-board/"><text:span text:style-name="T2"/></text:a></text:p>
      <text:h text:style-name="P17" text:outline-level="2"><text:a xlink:type="simple" xlink:href="http://www.webscribble.com/blog/350/sitemap-support-for-your-job-board/"><text:span text:style-name="T8"><text:line-break/>Billing</text:span></text:a></text:h>
      <text:p text:style-name="P8"><text:bookmark text:name="fancy6"/><text:span text:style-name="T3"><draw:a xlink:type="simple" xlink:href="/img/webjobs/ss_job_postings.png" office:name="fancy6"><draw:frame draw:style-name="fr1" draw:name="graphics6" text:anchor-type="as-char" svg:width="0.361in" svg:height="0.361in" draw:z-index="5"><draw:image xlink:href="/img/webjobs/image.png" xlink:type="simple" xlink:show="embed" xlink:actuate="onLoad"/></draw:frame></draw:a></text:span><text:a xlink:type="simple" xlink:href="/img/webjobs/ss_job_postings.png" office:name="fancy6"><text:span text:style-name="T1">Screenshot</text:span></text:a></text:p>
      <text:h text:style-name="P20" text:outline-level="4">Job postings</text:h>
      <text:p text:style-name="P12">Charge for job postings, and set your own duration, quantity, and price. For example, 1 job posting for 15 days is $100, while 5 job postings for 30 days are $500.</text:p>
      <text:h text:style-name="P21" text:outline-level="4">Resume views</text:h>
      <text:p text:style-name="P11">Charge employers for viewing resumes of job seekers in your database. Bill for a time period (days, weeks, months, etc).</text:p>
      <text:h text:style-name="P20" text:outline-level="4">Featured employer <text:span text:style-name="T9">NEW!</text:span></text:h>
      <text:p text:style-name="P12">Bill employers for being a featured employer on your homepage.</text:p>
      <text:h text:style-name="P21" text:outline-level="4">Job seekers</text:h>
      <text:p text:style-name="P4">Alternatively, you can charge job seekers to be a part of the site. The software is set up to charge them for the ability to upload a resume.</text:p>
      <text:p text:style-name="P6"><text:a xlink:type="simple" xlink:href="http://www.webscribble.com/blog/350/sitemap-support-for-your-job-board/"><text:span text:style-name="T2"/></text:a></text:p>
      <text:h text:style-name="P17" text:outline-level="2"><text:a xlink:type="simple" xlink:href="http://www.webscribble.com/blog/350/sitemap-support-for-your-job-board/"><text:span text:style-name="T8"><text:line-break/>Billing</text:span></text:a></text:h>
      <text:p text:style-name="P8"><text:bookmark text:name="fancy62"/><text:bookmark text:name="fancy61"/><text:span text:style-name="T3"><draw:a xlink:type="simple" xlink:href="/img/webjobs/ss_job_postings.png" office:name="fancy6"><draw:frame draw:style-name="fr1" draw:name="graphics7" text:anchor-type="as-char" svg:width="0.361in" svg:height="0.361in" draw:z-index="6"><draw:image xlink:href="/img/webjobs/image.png" xlink:type="simple" xlink:show="embed" xlink:actuate="onLoad"/></draw:frame></draw:a></text:span><text:a xlink:type="simple" xlink:href="/img/webjobs/ss_job_postings.png" office:name="fancy6"><text:span text:style-name="T1">Screenshot</text:span></text:a></text:p>
      <text:h text:style-name="P20" text:outline-level="4">Job postings</text:h>
      <text:p text:style-name="P12">Charge for job postings, and set your own duration, quantity, and price. For example, 1 job posting for 15 days is $100, while 5 job postings for 30 days are $500.</text:p>
      <text:h text:style-name="P21" text:outline-level="4">Resume views</text:h>
      <text:p text:style-name="P11">Charge employers for viewing resumes of job seekers in your database. Bill for a time period (days, weeks, months, etc).</text:p>
      <text:h text:style-name="P20" text:outline-level="4">Featured employer <text:span text:style-name="T9">NEW!</text:span></text:h>
      <text:p text:style-name="P12">Bill employers for being a featured employer on your homepage.</text:p>
      <text:h text:style-name="P21" text:outline-level="4">Job seekers</text:h>
      <text:p text:style-name="P4">Alternatively, you can charge job seekers to be a part of the site. The software is set up to charge them for the ability to upload a resume.</text:p>
      <text:p text:style-name="P6"><text:a xlink:type="simple" xlink:href="http://www.webscribble.com/blog/350/sitemap-support-for-your-job-board/"><text:span text:style-name="T2"/></text:a></text:p>
      <text:h text:style-name="P18" text:outline-level="4"><text:soft-page-break/>Upload resumes</text:h>
      <text:p text:style-name="P4">Upload resumes in common formats such as Word or PDF, or copy and paste into a form.</text:p>
      <text:p text:style-name="P7"><text:bookmark text:name="fancy8"/><text:span text:style-name="T3"><draw:a xlink:type="simple" xlink:href="/img/webjobs/ss_manage_resumes.png" office:name="fancy8"><draw:frame draw:style-name="fr1" draw:name="graphics8" text:anchor-type="as-char" svg:width="0.361in" svg:height="0.361in" draw:z-index="7"><draw:image xlink:href="/img/webjobs/image.png" xlink:type="simple" xlink:show="embed" xlink:actuate="onLoad"/></draw:frame></draw:a></text:span><text:a xlink:type="simple" xlink:href="/img/webjobs/ss_manage_resumes.png" office:name="fancy8"><text:span text:style-name="T1">Screenshot</text:span></text:a></text:p>
      <text:h text:style-name="P20" text:outline-level="4">Manage resumes</text:h>
      <text:p text:style-name="P3">Manage resumes and update or delete existing ones.</text:p>
      <text:p text:style-name="P7"><text:bookmark text:name="fancy9"/><text:span text:style-name="T4"><draw:a xlink:type="simple" xlink:href="/img/webjobs/ss_view_job.png" office:name="fancy9"><draw:frame draw:style-name="fr1" draw:name="graphics9" text:anchor-type="as-char" svg:width="0.361in" svg:height="0.361in" draw:z-index="8"><draw:image xlink:href="/img/webjobs/image.png" xlink:type="simple" xlink:show="embed" xlink:actuate="onLoad"/></draw:frame></draw:a></text:span><text:a xlink:type="simple" xlink:href="/img/webjobs/ss_view_job.png" office:name="fancy9"><text:span text:style-name="T2">Screenshot</text:span></text:a></text:p>
      <text:h text:style-name="P21" text:outline-level="4">View jobs</text:h>
      <text:p text:style-name="P4">Job seekers can see what the job entails in detail. When viewing a job listing, the company name, location, industry, job description, and other information is shown</text:p>
      <text:p text:style-name="P7"><text:bookmark text:name="fancy10"/><text:span text:style-name="T3"><draw:a xlink:type="simple" xlink:href="/img/webjobs/ss_advanced_search.gif" office:name="fancy10"><draw:frame draw:style-name="fr1" draw:name="graphics10" text:anchor-type="as-char" svg:width="0.361in" svg:height="0.361in" draw:z-index="9"><draw:image xlink:href="/img/webjobs/image.png" xlink:type="simple" xlink:show="embed" xlink:actuate="onLoad"/></draw:frame></draw:a></text:span><text:a xlink:type="simple" xlink:href="/img/webjobs/ss_advanced_search.gif" office:name="fancy10"><text:span text:style-name="T1">Screenshot</text:span></text:a></text:p>
      <text:h text:style-name="P20" text:outline-level="4">Search jobs</text:h>
      <text:p text:style-name="P12">Searching for jobs is quick and easy. webJobs has two types of job searches: quick and advanced.</text:p>
      <text:h text:style-name="P21" text:outline-level="4">Save searches</text:h>
      <text:p text:style-name="P8"><text:bookmark text:name="fancy12"/><text:span text:style-name="T4"><draw:a xlink:type="simple" xlink:href="/img/webjobs/ss_saved_searches.png" office:name="fancy12"><draw:frame draw:style-name="fr1" draw:name="graphics11" text:anchor-type="as-char" svg:width="0.361in" svg:height="0.361in" draw:z-index="10"><draw:image xlink:href="/img/webjobs/image.png" xlink:type="simple" xlink:show="embed" xlink:actuate="onLoad"/></draw:frame></draw:a></text:span><text:a xlink:type="simple" xlink:href="/img/webjobs/ss_saved_searches.png" office:name="fancy12"><text:span text:style-name="T2">Screenshot</text:span></text:a></text:p>
      <text:p text:style-name="P10">Most job seekers search for the same job every time they visit to see if there's anything new. With our save search feature, they can run a search with one easy click.</text:p>
      <text:h text:style-name="P20" text:outline-level="4">Save jobs</text:h>
      <text:p text:style-name="P12">If a job looks appealing, a job seeker can save the job to his account for future reference.</text:p>
      <text:h text:style-name="P21" text:outline-level="4">Job agent</text:h>
      <text:p text:style-name="P4">Job seekers can set up email alerts for new jobs that match their criteria. Job agent criteria can include keywords, location, experience, education, and more.</text:p>
      <text:p text:style-name="P7"><text:bookmark text:name="fancy11"/><text:span text:style-name="T3"><draw:a xlink:type="simple" xlink:href="/img/webjobs/ss_apply_job.png" office:name="fancy11"><draw:frame draw:style-name="fr1" draw:name="graphics12" text:anchor-type="as-char" svg:width="0.361in" svg:height="0.361in" draw:z-index="11"><draw:image xlink:href="/img/webjobs/image.png" xlink:type="simple" xlink:show="embed" xlink:actuate="onLoad"/></draw:frame></draw:a></text:span><text:a xlink:type="simple" xlink:href="/img/webjobs/ss_apply_job.png" office:name="fancy11"><text:span text:style-name="T1">Screenshot</text:span></text:a></text:p>
      <text:h text:style-name="P20" text:outline-level="4">Apply for jobs</text:h>
      <text:p text:style-name="P3">Applying for a job can be done with the click of a button, and is fast and easy.</text:p>
      <text:p text:style-name="Standard"/>
      <text:h text:style-name="P15" text:outline-level="2">Employers</text:h>
      <text:h text:style-name="P20" text:outline-level="4">Backfill jobs <text:span text:style-name="T9">NEW!</text:span></text:h>
      <text:p text:style-name="P9"><text:span text:style-name="T5">Starting a site with an empty database is hard. To make the process easier, we import jobs from Indeed if your database is lacking. Your listings always show up first, and are supplemented by the imported jobs. This </text:span><text:soft-page-break/><text:span text:style-name="T5">makes your site look more active, and helps you get those first job seekers and employers to register. </text:span><text:a xlink:type="simple" xlink:href="http://webscribble.com/blog/280/backfill-you-job-board-with-jobs-from-indeed/"><text:span text:style-name="T1">More info »</text:span></text:a></text:p>
      <text:h text:style-name="P21" text:outline-level="4">Google Maps support <text:span text:style-name="T9">NEW!</text:span></text:h>
      <text:p text:style-name="P8"><text:bookmark text:name="fancy20"/><text:span text:style-name="T4"><draw:a xlink:type="simple" xlink:href="/img/webjobs/ss_maps.png" office:name="fancy20"><draw:frame draw:style-name="fr1" draw:name="graphics13" text:anchor-type="as-char" svg:width="0.361in" svg:height="0.361in" draw:z-index="12"><draw:image xlink:href="/img/webjobs/image.png" xlink:type="simple" xlink:show="embed" xlink:actuate="onLoad"/></draw:frame></draw:a></text:span><text:a xlink:type="simple" xlink:href="/img/webjobs/ss_maps.png" office:name="fancy20"><text:span text:style-name="T2">Screenshot</text:span></text:a></text:p>
      <text:p text:style-name="P5"><text:span text:style-name="T6">Allow job seekers to easily map out the employer's location when viewing a job posting. Integrated with the powerful Google Maps system, this is a great convenience for potential job seekers. </text:span><text:a xlink:type="simple" xlink:href="http://www.webscribble.com/blog/300/job-script-google-maps/"><text:span text:style-name="T2">More info »</text:span></text:a></text:p>
      <text:p text:style-name="P7"><text:bookmark text:name="fancy16"/><text:span text:style-name="T3"><draw:a xlink:type="simple" xlink:href="/img/webjobs/ss_post_job.png" office:name="fancy16"><draw:frame draw:style-name="fr1" draw:name="graphics14" text:anchor-type="as-char" svg:width="0.361in" svg:height="0.361in" draw:z-index="13"><draw:image xlink:href="/img/webjobs/image.png" xlink:type="simple" xlink:show="embed" xlink:actuate="onLoad"/></draw:frame></draw:a></text:span><text:a xlink:type="simple" xlink:href="/img/webjobs/ss_post_job.png" office:name="fancy16"><text:span text:style-name="T1">Screenshot</text:span></text:a></text:p>
      <text:h text:style-name="P20" text:outline-level="4">Post jobs</text:h>
      <text:p text:style-name="P3">Allow employers to post jobs (free or paid). All postings include details job information as well as company logo if uploaded.</text:p>
      <text:p text:style-name="P7"><text:bookmark text:name="fancy21"/><text:span text:style-name="T4"><draw:a xlink:type="simple" xlink:href="/img/webjobs/ss_wysiwyg" office:name="fancy21"><draw:frame draw:style-name="fr1" draw:name="graphics15" text:anchor-type="as-char" svg:width="0.361in" svg:height="0.361in" draw:z-index="14"><draw:image xlink:href="/img/webjobs/image.png" xlink:type="simple" xlink:show="embed" xlink:actuate="onLoad"/></draw:frame></draw:a></text:span><text:a xlink:type="simple" xlink:href="/img/webjobs/ss_wysiwyg" office:name="fancy21"><text:span text:style-name="T2">Screenshot</text:span></text:a></text:p>
      <text:h text:style-name="P21" text:outline-level="4">WYSIWYG editor <text:span text:style-name="T9">NEW!</text:span></text:h>
      <text:p text:style-name="P6"><text:span text:style-name="T6">Posting jobs has never been easier for employers. Our job board script now includes a WYSIWYG editor for job postings so that employers can easily color code, bold, adjust fonts, make bulleted lists, and much more! </text:span><text:a xlink:type="simple" xlink:href="http://www.webscribble.com/blog/370/wysiwyg-job-postings/"><text:span text:style-name="T2">More info »</text:span></text:a></text:p>
      <text:p text:style-name="P7"><text:bookmark text:name="fancy15"/><text:span text:style-name="T3"><draw:a xlink:type="simple" xlink:href="/img/webjobs/ss_resume_search.png" office:name="fancy15"><draw:frame draw:style-name="fr1" draw:name="graphics16" text:anchor-type="as-char" svg:width="0.361in" svg:height="0.361in" draw:z-index="15"><draw:image xlink:href="/img/webjobs/image.png" xlink:type="simple" xlink:show="embed" xlink:actuate="onLoad"/></draw:frame></draw:a></text:span><text:a xlink:type="simple" xlink:href="/img/webjobs/ss_resume_search.png" office:name="fancy15"><text:span text:style-name="T1">Screenshot</text:span></text:a></text:p>
      <text:h text:style-name="P20" text:outline-level="4">Resume search</text:h>
      <text:p text:style-name="P3">Search through resumes by keyword, location, major, experience, and more.</text:p>
      <text:p text:style-name="P7"><text:bookmark text:name="fancy14"/><text:span text:style-name="T4"><draw:a xlink:type="simple" xlink:href="/img/webjobs/ss_featured_employer.png" office:name="fancy14"><draw:frame draw:style-name="fr1" draw:name="graphics17" text:anchor-type="as-char" svg:width="0.361in" svg:height="0.361in" draw:z-index="16"><draw:image xlink:href="/img/webjobs/image.png" xlink:type="simple" xlink:show="embed" xlink:actuate="onLoad"/></draw:frame></draw:a></text:span><text:a xlink:type="simple" xlink:href="/img/webjobs/ss_featured_employer.png" office:name="fancy14"><text:span text:style-name="T2">Screenshot</text:span></text:a></text:p>
      <text:h text:style-name="P21" text:outline-level="4">Featured jobs</text:h>
      <text:p text:style-name="P11">A featured employer is displayed on the site homepage. This can be a paid listing, or chosen at random from all employers.</text:p>
      <text:h text:style-name="P20" text:outline-level="4">Manage job listings</text:h>
      <text:p text:style-name="P12">Easily modify job listings. View, edit, delete, or suspended jobs that were posted. See which ones are active and which have expired.</text:p>
      <text:h text:style-name="P21" text:outline-level="4">Job statistics and applicants</text:h>
      <text:p text:style-name="P4">Employers can easily see job statistics and all applicants. Quick links to applicants' resume and cover letter are provided as well.</text:p>
      <text:p text:style-name="Standard"/>
      <text:h text:style-name="P19" text:outline-level="4"><text:soft-page-break/>Billing history</text:h>
      <text:p text:style-name="P12">View billing history broken done by month and year. A printable invoice is generated for each month for easy record keeping.</text:p>
      <text:h text:style-name="P21" text:outline-level="4">Edit profile</text:h>
      <text:p text:style-name="P11">Employers can edit their company information displayed on the site, upload a company logo, and manage their privacy settings.</text:p>
      <text:h text:style-name="P20" text:outline-level="4">Employer preferences</text:h>
      <text:p text:style-name="P3">Employers can select their timezone, email settings, and the language they wish to view the site in.</text:p>
      <text:p text:style-name="P1"/>
      <text:h text:style-name="P16" text:outline-level="2">Customization</text:h>
      <text:h text:style-name="P20" text:outline-level="4">Change the look and feel</text:h>
      <text:p text:style-name="P12">The layout of your website is fully customizable through our easy to use HTML template system. Changing things like your company logo, copyrights, colors, or adding entirely new layouts are a freeze.</text:p>
      <text:h text:style-name="P21" text:outline-level="4">Themes</text:h>
      <text:p text:style-name="P9"><text:span text:style-name="T6">webJobs comes with </text:span><text:a xlink:type="simple" xlink:href="http://products/webjobs/themes"><text:span text:style-name="T2">10 themes</text:span></text:a><text:span text:style-name="T6"> for you to choose from, right out of the box. You can add, edit, or change your theme at any time to make sure your looks just the way you want it to.</text:span></text:p>
      <text:h text:style-name="P20" text:outline-level="4">Source code</text:h>
      <text:p text:style-name="P3">Our job script comes with over 95% of the PHP source code available for you to modify. Small portions of our licensing code cannot be changed, but you should never need to modify that code. Add whatever new features you'd like to your job site!</text:p>
      <text:p text:style-name="P2"><text:line-break/><text:span text:style-name="T7">Administrative</text:span></text:p>
      <text:h text:style-name="P13" text:outline-level="3">General</text:h>
      <text:h text:style-name="P20" text:outline-level="4">Automatic updates</text:h>
      <text:p text:style-name="P12">Whenever a new version of the software is released, you are automatically notified. Updates are applied automatically through the software. No need to upload cumbersome patch files.</text:p>
      <text:h text:style-name="P21" text:outline-level="4">Newsletter/mass mailing</text:h>
      <text:p text:style-name="P11">Our job board script makes staying in touch with members easy. Through our newsletter feature, you can mail all members, just job seekers, or just employers with the click of a button.</text:p>
      <text:h text:style-name="P20" text:outline-level="4">Site statistics</text:h>
      <text:p text:style-name="P12">View important statistics about your site such as the number job seekers, employers, resume, and much more. Our site statistics allow you to see how your site is growing and monitor trends.</text:p>
      <text:h text:style-name="P21" text:outline-level="4">CAPTCHA support <text:span text:style-name="T9">NEW!</text:span></text:h>
      <text:p text:style-name="P4">Enable CAPTCHA support for forms prone to spam. CAPTCHA support is available for the registration forms, applying for jobs, and the contact page.</text:p>
      <text:h text:style-name="P14" text:outline-level="3"><text:soft-page-break/>Settings</text:h>
      <text:h text:style-name="P20" text:outline-level="4">Payment gateway</text:h>
      <text:p text:style-name="P9"><text:span text:style-name="T5">Our job board software comes integrated with Authorize.net for payments. You can also purchase </text:span><text:a xlink:type="simple" xlink:href="http://products/webjobs/plugins"><text:span text:style-name="T1">plugins</text:span></text:a><text:span text:style-name="T5"> for other gateways as well. Each gateway has its own settings which allow you to connect webJobs to the gateway in seconds.</text:span></text:p>
      <text:h text:style-name="P21" text:outline-level="4">Email notification</text:h>
      <text:p text:style-name="P11">Set up how and when you'd like emails to be sent out. Choose between HTML or plain text emails, and turn notifications on or off for various actions such as welcome emails for registrations, job postings, resume postings, and much more.</text:p>
      <text:h text:style-name="P20" text:outline-level="4">Free or paid site</text:h>
      <text:p text:style-name="P12">Most job boards are set up to charge for job postings or resume views (and webJobs does a great job of supporting this!). But if you're looking to run a free ad-supported site, you can easily turn your job board into a completely free site.</text:p>
      <text:h text:style-name="P21" text:outline-level="4">Currency and time zones</text:h>
      <text:p text:style-name="P11">If you're not running your job board in the U.S., no worries! You can easily change your currency symbol to match your country. You can also set the time zone for the site so that all dates and times are accurate to the time zone you're operating in.</text:p>
      <text:h text:style-name="P20" text:outline-level="4">Upload limits</text:h>
      <text:p text:style-name="P3">Set the maximum number of resumes/cover letters that a job seeker can upload, as well a file size limit on how large the uploads can be. This is great if you're worried about using up too much space.</text:p>
      <text:p text:style-name="P2"/>
      <text:h text:style-name="P14" text:outline-level="3">Management</text:h>
      <text:h text:style-name="P20" text:outline-level="4">Members</text:h>
      <text:p text:style-name="P12">Search through your member database easily to find accounts and make changes. You have full control over member account details and can update them on the fly.</text:p>
      <text:h text:style-name="P21" text:outline-level="4">Fields</text:h>
      <text:p text:style-name="P11">Looking to operate in only one country? Or one city? Or add new industries to submit jobs to? It's all flexible and easy through our administrative panel!</text:p>
      <text:h text:style-name="P20" text:outline-level="4">Job postings</text:h>
      <text:p text:style-name="P3">Manage all jobs easily through our admin panel. You can also approve each job that comes through manually to filter for inappropriate content, or autoapprove the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Arial, Helvetica, Genev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habda </meta:initial-creator>
    <meta:creation-date>2010-01-19T17:24:26</meta:creation-date>
    <meta:document-statistic meta:table-count="0" meta:image-count="17" meta:object-count="0" meta:page-count="7" meta:paragraph-count="142" meta:word-count="1842" meta:character-count="10764"/>
    <dc:date>2010-01-19T17:26:34</dc:date>
    <dc:creator>shabda </dc:creator>
    <meta:editing-duration>PT00H02M08S</meta:editing-duration>
    <meta:editing-cycles>1</meta:editing-cycles>
    <meta:generator>OpenOffice.org/3.1$Linux OpenOffice.org_project/310m19$Build-9420</meta:generator>
  </office:meta>
</office:document-meta>
</file>